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31in" table:align="margins" style:may-break-between-rows="false" style:writing-mode="lr-tb"/>
    </style:style>
    <style:style style:name="t27.A" style:family="table-column">
      <style:table-column-properties style:column-width="0.7438in" style:rel-column-width="7281*"/>
    </style:style>
    <style:style style:name="t27.C" style:family="table-column">
      <style:table-column-properties style:column-width="0.7438in" style:rel-column-width="7283*"/>
    </style:style>
    <style:style style:name="t27.D" style:family="table-column">
      <style:table-column-properties style:column-width="0.7431in" style:rel-column-width="7279*"/>
    </style:style>
    <style:style style:name="t27.F" style:family="table-column">
      <style:table-column-properties style:column-width="0.7438in" style:rel-column-width="7285*"/>
    </style:style>
    <style:style style:name="t27.G" style:family="table-column">
      <style:table-column-properties style:column-width="0.7431in" style:rel-column-width="7277*"/>
    </style:style>
    <style:style style:name="t27.I" style:family="table-column">
      <style:table-column-properties style:column-width="0.7444in" style:rel-column-width="7287*"/>
    </style:style>
    <style:style style:name="t27.A1" style:family="table-cell">
      <style:table-cell-properties fo:padding="0.0382in" fo:border="none"/>
    </style:style>
    <style:style style:name="t2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7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7.A3" style:family="table-cell">
      <style:table-cell-properties fo:padding="0.0201in" fo:border-left="0.0347in solid #000000" fo:border-right="none" fo:border-top="none" fo:border-bottom="0.0007in solid #000000"/>
    </style:style>
    <style:style style:name="t27.D3" style:family="table-cell">
      <style:table-cell-properties fo:padding="0.0201in" fo:border-left="0.0007in solid #000000" fo:border-right="none" fo:border-top="none" fo:border-bottom="0.0007in solid #000000"/>
    </style:style>
    <style:style style:name="t27.D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7.G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7.A7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27.B7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27.I7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2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7.F10" style:family="table-cell">
      <style:table-cell-properties fo:padding="0.0201in" fo:border-left="0.0007in solid #000000" fo:border-right="none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69" style:family="paragraph" style:parent-style-name="Table_20_Contents_20__28_user_29_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0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1" style:family="paragraph" style:parent-style-name="Table_20_Contents_20__28_user_29_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72" style:family="paragraph" style:parent-style-name="Table_20_Contents_20__28_user_29_">
      <style:paragraph-properties fo:text-align="center" style:justify-single-word="false"/>
    </style:style>
    <style:style style:name="P7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7" style:family="paragraph" style:parent-style-name="Heading_20_2">
      <style:text-properties style:font-name="Arial" fo:font-size="10pt" style:font-size-asian="10pt" style:font-size-complex="10pt"/>
    </style:style>
    <style:style style:name="P7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none" style:font-size-asian="9pt" style:font-size-complex="9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name-complex="Symbol" style:font-style-complex="italic"/>
    </style:style>
    <style:style style:name="T10" style:family="text">
      <style:text-properties fo:language="en" fo:country="US" fo:font-style="italic" style:font-style-asian="italic" style:font-name-complex="Tahoma" style:font-style-complex="italic"/>
    </style:style>
    <style:style style:name="T11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language="en" fo:country="US" style:text-underline-style="solid" style:text-underline-width="auto" style:text-underline-color="font-color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"/>
    </style:style>
    <style:style style:name="T20" style:family="text">
      <style:text-properties fo:language="en" fo:country="US" style:font-weight-complex="bold"/>
    </style:style>
    <style:style style:name="T21" style:family="text">
      <style:text-properties fo:language="en" fo:country="US" style:font-name-asian="Symbol" style:font-name-complex="Symbol" style:font-weight-complex="bold"/>
    </style:style>
    <style:style style:name="T22" style:family="text">
      <style:text-properties fo:language="en" fo:country="US" style:font-name-complex="Symbol"/>
    </style:style>
    <style:style style:name="T23" style:family="text">
      <style:text-properties fo:language="en" fo:country="US" style:font-name-complex="Symbol" style:font-weight-complex="bold"/>
    </style:style>
    <style:style style:name="T24" style:family="text">
      <style:text-properties fo:language="en" fo:country="US" style:font-name-complex="Arial"/>
    </style:style>
    <style:style style:name="T25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style:font-name-asian="Times New Roman" style:font-name-complex="Times New Roman1"/>
    </style:style>
    <style:style style:name="T32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3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text-underline-style="none"/>
    </style:style>
    <style:style style:name="T36" style:family="text">
      <style:text-properties style:text-position="super 58%" fo:language="en" fo:country="US"/>
    </style:style>
    <style:style style:name="T3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text-position="super 58%" fo:language="en" fo:country="US" fo:font-style="italic" style:font-style-asian="italic" style:font-style-complex="italic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style:text-position="super 58%" style:text-underline-style="solid" style:text-underline-width="auto" style:text-underline-color="font-color"/>
    </style:style>
    <style:style style:name="T41" style:family="text">
      <style:text-properties style:text-position="super 58%" fo:language="ru" fo:country="RU"/>
    </style:style>
    <style:style style:name="T42" style:family="text">
      <style:text-properties style:text-position="super 58%" fo:language="ru" fo:country="RU" style:font-name-asian="Times New Roman" style:font-name-complex="Times New Roman"/>
    </style:style>
    <style:style style:name="T43" style:family="text">
      <style:text-properties style:text-position="super 58%" fo:language="ru" fo:country="RU" style:font-name-asian="Times New Roman" style:font-name-complex="Times New Roman1"/>
    </style:style>
    <style:style style:name="T44" style:family="text">
      <style:text-properties style:text-position="super 58%" fo:language="ru" fo:country="RU" fo:font-style="normal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name-complex="Symbol" style:font-style-complex="italic"/>
    </style:style>
    <style:style style:name="T47" style:family="text">
      <style:text-properties style:text-position="sub 58%"/>
    </style:style>
    <style:style style:name="T48" style:family="text">
      <style:text-properties style:text-position="sub 58%" fo:language="en" fo:country="US"/>
    </style:style>
    <style:style style:name="T49" style:family="text">
      <style:text-properties style:text-position="sub 58%" fo:language="en" fo:country="US" fo:font-style="italic" style:font-style-asian="italic" style:font-style-complex="italic"/>
    </style:style>
    <style:style style:name="T5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52" style:family="text">
      <style:text-properties style:text-position="sub 58%" fo:font-style="italic" style:font-style-asian="italic" style:font-style-complex="italic"/>
    </style:style>
    <style:style style:name="T53" style:family="text">
      <style:text-properties style:text-position="sub 58%" fo:language="ru" fo:country="RU"/>
    </style:style>
    <style:style style:name="T54" style:family="text">
      <style:text-properties style:text-position="sub 58%" fo:language="ru" fo:country="RU" fo:font-style="normal" style:font-style-asian="normal" style:font-style-complex="normal"/>
    </style:style>
    <style:style style:name="T55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6" style:family="text">
      <style:text-properties style:text-position="sub 58%" fo:language="ru" fo:country="RU" fo:font-style="italic" style:font-style-asian="italic" style:font-style-complex="italic"/>
    </style:style>
    <style:style style:name="T57" style:family="text">
      <style:text-properties style:text-position="sub 58%" style:font-name="Arial" fo:font-size="9pt" fo:language="en" fo:country="US" style:font-size-asian="9pt" style:font-size-complex="9pt"/>
    </style:style>
    <style:style style:name="T58" style:family="text">
      <style:text-properties fo:language="ru" fo:country="RU"/>
    </style:style>
    <style:style style:name="T59" style:family="text">
      <style:text-properties fo:language="ru" fo:country="RU" fo:font-style="italic" style:font-style-asian="italic" style:font-name-complex="Tahoma" style:font-style-complex="italic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style:font-style-asian="italic" style:font-name-complex="Symbol" style:font-style-complex="italic"/>
    </style:style>
    <style:style style:name="T62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63" style:family="text">
      <style:text-properties fo:language="ru" fo:country="RU" style:font-name-asian="Times New Roman" style:font-name-complex="Times New Roman1"/>
    </style:style>
    <style:style style:name="T64" style:family="text">
      <style:text-properties fo:language="ru" fo:country="RU" fo:font-style="normal" style:font-style-asian="normal" style:font-style-complex="normal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name-asian="Times New Roman" style:font-name-complex="Times New Roman"/>
    </style:style>
    <style:style style:name="T67" style:family="text">
      <style:text-properties style:text-position="0% 100%" style:text-underline-style="none"/>
    </style:style>
    <style:style style:name="T68" style:family="text">
      <style:text-properties style:text-position="0% 100%" fo:language="en" fo:country="US"/>
    </style:style>
    <style:style style:name="T6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72" style:family="text">
      <style:text-properties style:text-position="0% 100%" fo:language="en" fo:country="US" fo:font-style="italic" style:font-style-asian="italic" style:font-style-complex="italic"/>
    </style:style>
    <style:style style:name="T73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74" style:family="text">
      <style:text-properties style:text-position="0% 100%" fo:language="en" fo:country="US" fo:font-style="normal" style:font-style-asian="normal" style:font-style-complex="normal"/>
    </style:style>
    <style:style style:name="T75" style:family="text">
      <style:text-properties style:text-position="0% 100%" fo:language="en" fo:country="US" style:font-name-complex="Symbol"/>
    </style:style>
    <style:style style:name="T76" style:family="text">
      <style:text-properties style:text-position="0% 100%" fo:language="en" fo:country="US" style:font-name-asian="Times New Roman" style:font-name-complex="Times New Roman"/>
    </style:style>
    <style:style style:name="T77" style:family="text">
      <style:text-properties style:text-position="0% 100%" fo:language="ru" fo:country="RU"/>
    </style:style>
    <style:style style:name="T78" style:family="text">
      <style:text-properties style:text-position="0% 100%" fo:language="ru" fo:country="RU" fo:font-style="normal" style:font-style-asian="normal" style:font-style-complex="normal"/>
    </style:style>
    <style:style style:name="T79" style:family="text">
      <style:text-properties style:text-position="0% 100%" fo:language="ru" fo:country="RU" style:font-name-asian="Times New Roman" style:font-name-complex="Times New Roman1"/>
    </style:style>
    <style:style style:name="T80" style:family="text">
      <style:text-properties style:text-position="0% 100%" fo:font-style="normal" style:font-style-asian="normal" style:font-style-complex="normal"/>
    </style:style>
    <style:style style:name="T81" style:family="text">
      <style:text-properties style:text-position="0% 100%" fo:font-style="italic" style:font-style-asian="italic" style:font-name-complex="Symbol" style:font-style-complex="italic"/>
    </style:style>
    <style:style style:name="T82" style:family="text">
      <style:text-properties style:font-name-complex="Tahoma"/>
    </style:style>
    <style:style style:name="T83" style:family="text">
      <style:text-properties style:use-window-font-color="true"/>
    </style:style>
    <style:style style:name="T84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9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0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3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4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5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6" style:family="text">
      <style:text-properties style:use-window-font-color="true" style:text-position="super 58%"/>
    </style:style>
    <style:style style:name="T9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9" style:family="text">
      <style:text-properties style:use-window-font-color="true" style:text-position="super 58%" fo:language="en" fo:country="US" style:font-name-complex="Times New Roman"/>
    </style:style>
    <style:style style:name="T100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1" style:family="text">
      <style:text-properties style:use-window-font-color="true" style:text-position="0% 100%"/>
    </style:style>
    <style:style style:name="T102" style:family="text">
      <style:text-properties style:use-window-font-color="true" style:text-position="0% 100%" fo:language="en" fo:country="US"/>
    </style:style>
    <style:style style:name="T103" style:family="text">
      <style:text-properties style:use-window-font-color="true" style:text-position="0% 100%" fo:language="en" fo:country="US" style:font-name-asian="Symbol" style:font-name-complex="Symbol"/>
    </style:style>
    <style:style style:name="T104" style:family="text">
      <style:text-properties style:use-window-font-color="true" style:text-position="0% 100%" fo:language="en" fo:country="US" style:font-name-complex="Times New Roman"/>
    </style:style>
    <style:style style:name="T105" style:family="text">
      <style:text-properties style:use-window-font-color="true" style:text-position="0% 100%" fo:language="en" fo:country="US" style:font-name-complex="Symbol"/>
    </style:style>
    <style:style style:name="T106" style:family="text">
      <style:text-properties style:use-window-font-color="true" style:text-underline-style="solid" style:text-underline-width="auto" style:text-underline-color="font-color"/>
    </style:style>
    <style:style style:name="T107" style:family="text">
      <style:text-properties style:use-window-font-color="true" fo:language="en" fo:country="US"/>
    </style:style>
    <style:style style:name="T108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09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10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1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2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3" style:family="text">
      <style:text-properties style:use-window-font-color="true" fo:language="en" fo:country="US" style:font-name-complex="Symbol"/>
    </style:style>
    <style:style style:name="T114" style:family="text">
      <style:text-properties style:font-name-asian="Times New Roman" style:font-name-complex="Times New Roman"/>
    </style:style>
    <style:style style:name="T115" style:family="text">
      <style:text-properties style:font-name-complex="Symbol"/>
    </style:style>
    <style:style style:name="T116" style:family="text">
      <style:text-properties style:font-name-complex="Arial"/>
    </style:style>
    <style:style style:name="T117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8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19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2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22" style:family="text">
      <style:text-properties fo:font-size="10pt" fo:language="en" fo:country="US" style:font-size-asian="10pt" style:font-name-complex="Arial"/>
    </style:style>
    <style:style style:name="T123" style:family="text">
      <style:text-properties fo:font-size="10pt" fo:language="en" fo:country="US" style:font-size-asian="10pt" style:font-name-complex="Arial" style:font-size-complex="10pt"/>
    </style:style>
    <style:style style:name="T124" style:family="text">
      <style:text-properties fo:font-size="10pt" fo:language="en" fo:country="US" style:text-underline-style="none" fo:font-weight="bold" style:font-size-asian="10pt" style:font-name-complex="Arial"/>
    </style:style>
    <style:style style:name="T125" style:family="text">
      <style:text-properties fo:font-size="10pt" style:font-size-asian="10pt" style:font-name-complex="Arial"/>
    </style:style>
    <style:style style:name="T126" style:family="text">
      <style:text-properties fo:font-size="10pt" style:font-size-asian="10pt" style:font-name-complex="Arial" style:font-size-complex="10pt"/>
    </style:style>
    <style:style style:name="T127" style:family="text">
      <style:text-properties style:font-name-complex="Times New Roman"/>
    </style:style>
    <style:style style:name="T128" style:family="text">
      <style:text-properties style:font-weight-complex="bold"/>
    </style:style>
    <style:style style:name="T129" style:family="text">
      <style:text-properties fo:font-weight="normal" style:font-name-asian="Arial" style:font-weight-asian="normal" style:font-name-complex="Arial" style:font-weight-complex="normal"/>
    </style:style>
    <style:style style:name="T130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ALIBRATION CERTIFICATE</text:p>
      <text:p text:style-name="P11"/>
      <text:p text:style-name="P15"><text:span text:style-name="T122">Type: </text:span><text:span text:style-name="T119">Radiation monitor AT1117M</text:span><text:span text:style-name="T124"><text:tab/></text:span><text:span text:style-name="T122">Date of calibration: </text:span><text:span text:style-name="T121">$date</text:span></text:p>
      <text:p text:style-name="P29"/>
      <text:p text:style-name="P67"><text:span text:style-name="T122">SN</text:span><text:span text:style-name="T125">: </text:span><text:span text:style-name="T120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7">PU detector</text:span>: 1.0 <text:span text:style-name="T22">µ</text:span><text:span text:style-name="T7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7">PU detector</text:span>: 1.0 <text:span text:style-name="T22">µ</text:span><text:span text:style-name="T7">Sv/h</text:span> – <text:span text:style-name="T7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7">PU-2 detector: 1.0 </text:span>m<text:span text:style-name="T7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7">PU-2 detector: 1.0 </text:span>m<text:span text:style-name="T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7">PU-4 detector</text:span>: <text:span text:style-name="T7">0</text:span>.<text:span text:style-name="T7">3</text:span> µSv/h – <text:span text:style-name="T7">0</text:span>.<text:span text:style-name="T7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7">BDKG-01</text:span>: <text:span text:style-name="T7">0</text:span>.<text:span text:style-name="T7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7">BDKG</text:span><text:span text:style-name="T58">-03</text:span>: <text:span text:style-name="T7">30</text:span>.0 <text:span text:style-name="T58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7">BDKG</text:span><text:span text:style-name="T58">-0</text:span><text:span text:style-name="T7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7">BDKG</text:span><text:span text:style-name="T58">-0</text:span><text:span text:style-name="T7">5</text:span>: <text:span text:style-name="T7">30</text:span>.0 <text:span text:style-name="T58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7">BDKG</text:span><text:span text:style-name="T58">-</text:span><text:span text:style-name="T7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7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7">BDKG</text:span><text:span text:style-name="T58">-</text:span><text:span text:style-name="T7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7">BDKG</text:span><text:span text:style-name="T58">-</text:span><text:span text:style-name="T7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7">BDKR-01: 0.05 </text:span><text:span text:style-name="T7">m</text:span><text:span text:style-name="T7">Sv/h – 100 </text:span><text:span text:style-name="T7">m</text:span><text:span text:style-name="T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0">BDPS-02: </text:span><text:span text:style-name="T21"></text:span><text:span text:style-name="T20"> 0.10 </text:span><text:span text:style-name="T23">µ</text:span><text:span text:style-name="T20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7">Flux density</text:span> <text:span text:style-name="T7">measurement limits of </text:span>α <text:span text:style-name="T7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7">BDPA</text:span>-01: <text:span text:style-name="T22"></text:span> 0.1 – 10<text:span text:style-name="T34">5</text:span> <text:span text:style-name="T7">min</text:span><text:span text:style-name="T34">-1</text:span><text:span text:style-name="T22"> </text:span><text:span text:style-name="T22">c</text:span><text:span text:style-name="T7">m</text:span><text:span text:style-name="T34">-2</text:span><text:span text:style-name="T65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108">BDPA</text:span><text:span text:style-name="T83">-02: </text:span><text:span text:style-name="T109"></text:span><text:span text:style-name="T106"> 0.05 <text:s/>– 5</text:span><text:span text:style-name="T109"></text:span><text:span text:style-name="T106">10</text:span><text:span text:style-name="T100">4</text:span><text:span text:style-name="T6"> </text:span><text:span text:style-name="T108">min</text:span><text:span text:style-name="T100">-1</text:span><text:span text:style-name="T109"></text:span><text:span text:style-name="T109">c</text:span><text:span text:style-name="T108">m </text:span><text:span text:style-name="T100">-2</text:span><text:span text:style-name="T106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2">BDPA</text:span>-0<text:span text:style-name="T7">3</text:span>: <text:span text:style-name="T19"></text:span><text:span text:style-name="T6"> 0.05 <text:s/>– </text:span><text:span text:style-name="T12">2</text:span><text:span text:style-name="T19"></text:span><text:span text:style-name="T6">10</text:span><text:span text:style-name="T40">4</text:span><text:span text:style-name="T6"> </text:span><text:span text:style-name="T12">min</text:span><text:span text:style-name="T40">-1</text:span><text:span text:style-name="T19">c</text:span><text:span text:style-name="T12">m </text:span><text:span text:style-name="T40">-2</text:span><text:span text:style-name="T6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107">BDPS</text:span>-02: <text:span text:style-name="T28"></text:span> 2.4 – 10<text:span text:style-name="T34">6</text:span> <text:span text:style-name="T107">min</text:span><text:span text:style-name="T34">-1</text:span><text:span text:style-name="T28"></text:span><text:span text:style-name="T113">c</text:span><text:span text:style-name="T107">m</text:span><text:span text:style-name="T3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7">Flux density</text:span> <text:span text:style-name="T7">measurement limits of β</text:span> <text:span text:style-name="T7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7">BDPB</text:span>-01: <text:span text:style-name="T22"></text:span> 1 –5<text:span text:style-name="T22"></text:span>10<text:span text:style-name="T34">5</text:span> <text:span text:style-name="T7">min</text:span><text:span text:style-name="T34">-1</text:span><text:span text:style-name="T22"></text:span><text:span text:style-name="T22">c</text:span><text:span text:style-name="T7">m</text:span><text:span text:style-name="T3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107">BDPB</text:span><text:span text:style-name="T83">-02: </text:span><text:span text:style-name="T113"> </text:span><text:span text:style-name="T101">0.5 <text:s/>– 1.5</text:span><text:span text:style-name="T105"></text:span><text:span text:style-name="T101">10</text:span><text:span text:style-name="T96">5</text:span><text:span text:style-name="T65"> </text:span><text:span text:style-name="T102">min</text:span><text:span text:style-name="T96">-1</text:span><text:span text:style-name="T105"></text:span><text:span text:style-name="T105">c</text:span><text:span text:style-name="T102">m</text:span><text:span text:style-name="T96">-2</text:span><text:span text:style-name="T101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7">BDPB</text:span>-0<text:span text:style-name="T7">3</text:span>: <text:span text:style-name="T22"> </text:span><text:span text:style-name="T65">0.5 <text:s/>– </text:span><text:span text:style-name="T68">0</text:span><text:span text:style-name="T65">.5</text:span><text:span text:style-name="T75"></text:span><text:span text:style-name="T65">10</text:span><text:span text:style-name="T34">5</text:span><text:span text:style-name="T65"> </text:span><text:span text:style-name="T68">min</text:span><text:span text:style-name="T34">-1</text:span><text:span text:style-name="T75">c</text:span><text:span text:style-name="T68">m</text:span><text:span text:style-name="T34">-2</text:span><text:span text:style-name="T65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107">BDPS</text:span>-0<text:span text:style-name="T7">2</text:span>: <text:span text:style-name="T28"></text:span> 6.0 – 10<text:span text:style-name="T34">6</text:span> <text:span text:style-name="T107">min</text:span><text:span text:style-name="T34">-1</text:span><text:span text:style-name="T28"></text:span><text:span text:style-name="T113">c</text:span><text:span text:style-name="T107">m</text:span><text:span text:style-name="T35">-2</text:span><text:span text:style-name="T6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7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7">BDKN</text:span><text:span text:style-name="T58">-01</text:span>: 0.1 – 10<text:span text:style-name="T34">4</text:span> <text:span text:style-name="T7">s</text:span><text:span text:style-name="T34">-1</text:span><text:span text:style-name="T22">c</text:span><text:span text:style-name="T7">m</text:span><text:span text:style-name="T34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7">BDKN</text:span><text:span text:style-name="T58">-0</text:span><text:span text:style-name="T7">5</text:span>: 0.1 – <text:span text:style-name="T7">2</text:span><text:span text:style-name="T75"></text:span>10<text:span text:style-name="T36">3</text:span> <text:span text:style-name="T7">s</text:span><text:span text:style-name="T34">-1</text:span><text:span text:style-name="T22">c</text:span><text:span text:style-name="T7">m</text:span><text:span text:style-name="T3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7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7">BDKN</text:span>-03: 0.1 <text:span text:style-name="T7">m</text:span><text:span text:style-name="T7">Sv/h</text:span> – 10.0 <text:span text:style-name="T20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7">BDKG</text:span><text:span text:style-name="T58">-</text:span><text:span text:style-name="T7">30</text:span>: 0.0<text:span text:style-name="T7">2</text:span> <text:span text:style-name="T128">µ</text:span>Gy/h – <text:span text:style-name="T7">1</text:span> mGy/h;</text:p>
          </table:table-cell>
        </table:table-row>
      </table:table>
      <text:p text:style-name="P10"><text:span text:style-name="T32">03: ± 20 %</text:span><text:span text:style-name="T33">БД</text:span></text:p>
      <text:p text:style-name="P10"><text:span text:style-name="T123">Measurement error</text:span><text:span text:style-name="T126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7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7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7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7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7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7">BDKG-01</text:span>: ± <text:span text:style-name="T7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7">BDKG</text:span><text:span text:style-name="T58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7">BDKG</text:span><text:span text:style-name="T58">-0</text:span><text:span text:style-name="T7">4</text:span>: ± <text:span text:style-name="T7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7">BDKG</text:span><text:span text:style-name="T58">-0</text:span><text:span text:style-name="T7">5</text:span>: ± <text:span text:style-name="T7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7">BDKG</text:span><text:span text:style-name="T58">-</text:span><text:span text:style-name="T7">11</text:span>: ± <text:span text:style-name="T7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7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7">BDKG</text:span><text:span text:style-name="T58">-</text:span><text:span text:style-name="T7">24</text:span>: ± <text:span text:style-name="T7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7">BDKG</text:span><text:span text:style-name="T58">-</text:span><text:span text:style-name="T7">30</text:span>: ± <text:span text:style-name="T7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7">BDKG</text:span><text:span text:style-name="T58">-</text:span><text:span text:style-name="T7">32</text:span>: ± <text:span text:style-name="T7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7">BDKN</text:span><text:span text:style-name="T58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7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7">BDKN</text:span>-0<text:span text:style-name="T7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7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2">BDPA</text:span><text:span text:style-name="T6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2">BDPA</text:span><text:span text:style-name="T6">-0</text:span><text:span text:style-name="T12">3</text:span><text:span text:style-name="T6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7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7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7">BDPB</text:span>-0<text:span text:style-name="T7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7">BDKR</text:span><text:span text:style-name="T58">-01</text:span>: ± <text:span text:style-name="T7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7" text:outline-level="2"><text:span text:style-name="T127">BDPS-02: </text:span><text:span text:style-name="T14"> </text:span><text:span text:style-name="T15">2,4 – 30 min</text:span><text:span text:style-name="T37">-1</text:span><text:span text:style-name="T14"> </text:span><text:span text:style-name="T15">sm</text:span><text:span text:style-name="T37">- 2 <text:s/></text:span><text:span text:style-name="T69">–</text:span><text:span text:style-name="T37"> <text:s/></text:span><text:span text:style-name="T70">± 30 %</text:span></text:h>
            <text:p text:style-name="P35"><text:span text:style-name="T71"> </text:span><text:span text:style-name="T69">30 <text:s/>– <text:s text:c="2"/>10</text:span><text:span text:style-name="T37">6</text:span><text:span text:style-name="T69"> min</text:span><text:span text:style-name="T37">-1</text:span><text:span text:style-name="T71"> </text:span><text:span text:style-name="T69">sm</text:span><text:span text:style-name="T37">- 2 <text:s/></text:span><text:span text:style-name="T69">–</text:span><text:span text:style-name="T37"> <text:s/></text:span><text:span text:style-name="T70">± 20 %</text:span></text:p>
            <text:list xml:id="list8718666114711095395" text:style-name="WW8Num2">
              <text:list-item>
                <text:p text:style-name="P74"><text:span text:style-name="T16"></text:span><text:span text:style-name="T17"> </text:span><text:span text:style-name="T15">6 – 10</text:span><text:span text:style-name="T37">6</text:span><text:span text:style-name="T15"> min</text:span><text:span text:style-name="T37">-1</text:span><text:span text:style-name="T14"></text:span><text:span text:style-name="T15"> sm</text:span><text:span text:style-name="T37">- 2 <text:s text:c="2"/></text:span><text:span text:style-name="T69">–</text:span><text:span text:style-name="T37"> <text:s/></text:span><text:span text:style-name="T70">± 20 %</text:span></text:p>
              </text:list-item>
            </text:list>
            <text:h text:style-name="P78" text:outline-level="2"><text:span text:style-name="T103"> </text:span><text:span text:style-name="T104">0.10 </text:span><text:span text:style-name="T105">µ</text:span><text:span text:style-name="T104">Sv/h – 30 mSv/h</text:span><text:span text:style-name="T99"> <text:s/></text:span><text:span text:style-name="T104">–</text:span><text:span text:style-name="T99"> <text:s/></text:span><text:span text:style-name="T104">± 20 %</text:span></text:h>
          </table:table-cell>
        </table:table-row>
      </table:table>
      <text:p text:style-name="P5"/>
      <text:p text:style-name="P13">Operating conditions:</text:p>
      <text:list xml:id="list2387409188083807606" text:style-name="L1">
        <text:list-item>
          <text:p text:style-name="P75"><text:span text:style-name="T24">Air temperature<text:tab/></text:span><text:span text:style-name="T116"><text:tab/><text:tab/><text:tab/>+</text:span><text:span text:style-name="T24">$temp</text:span><text:span text:style-name="T116"> °</text:span><text:span text:style-name="T24">C</text:span></text:p>
        </text:list-item>
        <text:list-item>
          <text:p text:style-name="P75"><text:span text:style-name="T24">Atmospheric pressure<text:tab/></text:span><text:span text:style-name="T24"><text:tab/><text:tab/><text:tab/>98,5 kPa</text:span></text:p>
        </text:list-item>
        <text:list-item>
          <text:p text:style-name="P75"><text:span text:style-name="T24">Relative humidity<text:tab/><text:tab/></text:span><text:span text:style-name="T24"><text:tab/><text:tab/>$vlag %</text:span></text:p>
        </text:list-item>
        <text:list-item>
          <text:p text:style-name="P76">Gamma radiation background<text:tab/><text:tab/><text:tab/>$bground <text:s/>nSv/h</text:p>
        </text:list-item>
      </text:list>
      <text:p text:style-name="Standard"><text:span text:style-name="Знак_20_примечания"><text:span text:style-name="T3"/></text:span></text:p>
      <text:p text:style-name="P38"><text:span text:style-name="T27">Calibration means</text:span><text:span text:style-name="T129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62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7">$eng_facility_130</text:span><text:span text:style-name="T2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7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6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58">- </text:span><text:span text:style-name="T25">$eng_facility_beta</text:span><text:span text:style-name="T110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17">PU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6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6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7">Average value</text:span>, 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5">H</text:span><text:span text:style-name="T47">1</text:span></text:p>
          </table:table-cell>
          <table:table-cell table:style-name="t16.D3" office:value-type="string">
            <text:p text:style-name="P8"><text:span text:style-name="T8">H</text:span><text:span text:style-name="T47">2</text:span></text:p>
          </table:table-cell>
          <table:table-cell table:style-name="t16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7">20</text:span> <text:span text:style-name="T58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6.A5" office:value-type="string">
            <text:p text:style-name="P19">7<text:span text:style-name="T7">0</text:span> <text:span text:style-name="T58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7">0,</text:span>7 <text:span text:style-name="T58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8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17">PU-2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7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7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7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5">H</text:span><text:span text:style-name="T47">1</text:span></text:p>
          </table:table-cell>
          <table:table-cell table:style-name="t17.D3" office:value-type="string">
            <text:p text:style-name="P8"><text:span text:style-name="T8">H</text:span><text:span text:style-name="T47">2</text:span></text:p>
          </table:table-cell>
          <table:table-cell table:style-name="t17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7">20</text:span> <text:span text:style-name="T58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7.A5" office:value-type="string">
            <text:p text:style-name="P19">7<text:span text:style-name="T7">0</text:span> <text:span text:style-name="T58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7">0,</text:span>7 <text:span text:style-name="T58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8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17">PU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3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3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5">H</text:span><text:span text:style-name="T47">1</text:span></text:p>
          </table:table-cell>
          <table:table-cell table:style-name="t23.D3" office:value-type="string">
            <text:p text:style-name="P8"><text:span text:style-name="T8">H</text:span><text:span text:style-name="T47">2</text:span></text:p>
          </table:table-cell>
          <table:table-cell table:style-name="t23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7">20</text:span> <text:span text:style-name="T58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3.A5" office:value-type="string">
            <text:p text:style-name="P19">7<text:span text:style-name="T7">0</text:span> <text:span text:style-name="T58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7">0,</text:span>7 <text:span text:style-name="T58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8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7">70</text:span> <text:span text:style-name="T58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17">PU-2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4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4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5">H</text:span><text:span text:style-name="T47">1</text:span></text:p>
          </table:table-cell>
          <table:table-cell table:style-name="t24.D3" office:value-type="string">
            <text:p text:style-name="P8"><text:span text:style-name="T8">H</text:span><text:span text:style-name="T47">2</text:span></text:p>
          </table:table-cell>
          <table:table-cell table:style-name="t24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7">20</text:span> <text:span text:style-name="T58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4.A5" office:value-type="string">
            <text:p text:style-name="P19">7<text:span text:style-name="T7">0</text:span> <text:span text:style-name="T58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7">0,</text:span>7 <text:span text:style-name="T58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8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7">70</text:span> <text:span text:style-name="T58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17">PU-4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8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8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8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5">H</text:span><text:span text:style-name="T47">1</text:span></text:p>
          </table:table-cell>
          <table:table-cell table:style-name="t18.D3" office:value-type="string">
            <text:p text:style-name="P8"><text:span text:style-name="T8">H</text:span><text:span text:style-name="T47">2</text:span></text:p>
          </table:table-cell>
          <table:table-cell table:style-name="t18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7">0</text:span> <text:span text:style-name="T58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8.A5" office:value-type="string">
            <text:p text:style-name="P19"><text:span text:style-name="T7">0,</text:span>7 <text:span text:style-name="T58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8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7">70</text:span> <text:span text:style-name="T58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3">BDKG-0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5">H</text:span><text:span text:style-name="T47">1</text:span></text:p>
          </table:table-cell>
          <table:table-cell table:style-name="t1.D3" office:value-type="string">
            <text:p text:style-name="P8"><text:span text:style-name="T8">H</text:span><text:span text:style-name="T47">2</text:span></text:p>
          </table:table-cell>
          <table:table-cell table:style-name="t1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8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3">BDKG</text:span><text:span text:style-name="T13">-03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5">H</text:span><text:span text:style-name="T47">1</text:span></text:p>
          </table:table-cell>
          <table:table-cell table:style-name="t2.D3" office:value-type="string">
            <text:p text:style-name="P8"><text:span text:style-name="T8">H</text:span><text:span text:style-name="T47">2</text:span></text:p>
          </table:table-cell>
          <table:table-cell table:style-name="t2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7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8">240</text:span> <text:span text:style-name="T58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3">BDKG</text:span><text:span text:style-name="T13">-04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3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3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5">H</text:span><text:span text:style-name="T47">1</text:span></text:p>
          </table:table-cell>
          <table:table-cell table:style-name="t3.D3" office:value-type="string">
            <text:p text:style-name="P8"><text:span text:style-name="T8">H</text:span><text:span text:style-name="T47">2</text:span></text:p>
          </table:table-cell>
          <table:table-cell table:style-name="t3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7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7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.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8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3">BDKG-05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4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4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5">H</text:span><text:span text:style-name="T47">1</text:span></text:p>
          </table:table-cell>
          <table:table-cell table:style-name="t4.D3" office:value-type="string">
            <text:p text:style-name="P8"><text:span text:style-name="T8">H</text:span><text:span text:style-name="T47">2</text:span></text:p>
          </table:table-cell>
          <table:table-cell table:style-name="t4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7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3">BDKG-1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5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5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5">H</text:span><text:span text:style-name="T47">1</text:span></text:p>
          </table:table-cell>
          <table:table-cell table:style-name="t5.D3" office:value-type="string">
            <text:p text:style-name="P8"><text:span text:style-name="T8">H</text:span><text:span text:style-name="T47">2</text:span></text:p>
          </table:table-cell>
          <table:table-cell table:style-name="t5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7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3">BDKG-17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6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6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5">H</text:span><text:span text:style-name="T47">1</text:span></text:p>
          </table:table-cell>
          <table:table-cell table:style-name="t6.D3" office:value-type="string">
            <text:p text:style-name="P8"><text:span text:style-name="T8">H</text:span><text:span text:style-name="T47">2</text:span></text:p>
          </table:table-cell>
          <table:table-cell table:style-name="t6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7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6.A5" office:value-type="string">
            <text:p text:style-name="P19">7<text:span text:style-name="T7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7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7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3">BDKG-24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7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7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7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5">H</text:span><text:span text:style-name="T47">1</text:span></text:p>
          </table:table-cell>
          <table:table-cell table:style-name="t7.D3" office:value-type="string">
            <text:p text:style-name="P8"><text:span text:style-name="T8">H</text:span><text:span text:style-name="T47">2</text:span></text:p>
          </table:table-cell>
          <table:table-cell table:style-name="t7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8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.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3">BDKG-30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7">Kerma rate at check point</text:span> <text:span text:style-name="T45">Ḣ</text:span><text:span text:style-name="T49">oi</text:span><text:span text:style-name="T74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7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8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8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8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5">H</text:span><text:span text:style-name="T47">1</text:span></text:p>
          </table:table-cell>
          <table:table-cell table:style-name="t8.D3" office:value-type="string">
            <text:p text:style-name="P8"><text:span text:style-name="T8">H</text:span><text:span text:style-name="T47">2</text:span></text:p>
          </table:table-cell>
          <table:table-cell table:style-name="t8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7">03</text:span> µ<text:span text:style-name="T7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8.A5" office:value-type="string">
            <text:p text:style-name="P19">0,<text:span text:style-name="T58">7</text:span> µ<text:span text:style-name="T7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7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7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.7 <text:span text:style-name="T7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7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7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7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3">BDKG-32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9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9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9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5">H</text:span><text:span text:style-name="T47">1</text:span></text:p>
          </table:table-cell>
          <table:table-cell table:style-name="t9.D3" office:value-type="string">
            <text:p text:style-name="P8"><text:span text:style-name="T8">H</text:span><text:span text:style-name="T47">2</text:span></text:p>
          </table:table-cell>
          <table:table-cell table:style-name="t9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8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7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.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8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8">0</text:span>,<text:span text:style-name="T58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4"><text:span text:style-name="T13">BDKN-01 </text:span><text:span text:style-name="T13">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7">Flux density</text:span> <text:span text:style-name="T7">at check point </text:span><text:span text:style-name="T46"></text:span><text:span text:style-name="T52">0</text:span><text:span text:style-name="T49">i</text:span> ,<text:line-break/><text:span text:style-name="T8">s</text:span><text:span text:style-name="T34">-1</text:span><text:span text:style-name="T8">cm</text:span><text:span text:style-name="T34">-2</text:span></text:p>
          </table:table-cell>
          <table:table-cell table:style-name="t10.B2" office:value-type="string">
            <text:p text:style-name="P22">Back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10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600</text:p>
            <text:p text:style-name="P18"><text:span text:style-name="T9"></text:span><text:span text:style-name="T49">0i</text:span><text:span text:style-name="T7">=6</text:span></text:p>
            <text:p text:style-name="P3"><text:span text:style-name="T7">1</text:span>,<text:span text:style-name="T7">0</text:span>-1<text:span text:style-name="T7">0</text:span></text:p>
          </table:table-cell>
          <table:table-cell table:style-name="t10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600</text:p>
            <text:p text:style-name="P18"><text:span text:style-name="T9"></text:span><text:span text:style-name="T49">0i</text:span><text:span text:style-name="T7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7">R=1,0 </text:span><text:span text:style-name="T8">m</text:span></text:p>
            <text:p text:style-name="P62">B(R)=0,863</text:p>
            <text:p text:style-name="P60"><text:span text:style-name="T9"></text:span><text:span text:style-name="T49">0i</text:span><text:span text:style-name="T7">=235</text:span></text:p>
            <text:p text:style-name="P61">210<text:span text:style-name="T34">2</text:span> - 10<text:span text:style-name="T34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7">R=0,5 </text:span><text:span text:style-name="T8">m</text:span></text:p>
            <text:p text:style-name="P62">B(R)=0,965</text:p>
            <text:p text:style-name="P60"><text:span text:style-name="T9"></text:span><text:span text:style-name="T49">0i</text:span><text:span text:style-name="T7">=986</text:span></text:p>
            <text:p text:style-name="P61">210<text:span text:style-name="T34">3</text:span> - 10<text:span text:style-name="T34">4</text:span></text:p>
          </table:table-cell>
        </table:table-row>
        <table:table-row>
          <table:table-cell table:style-name="t10.A3" office:value-type="string">
            <text:p text:style-name="P21"><text:span text:style-name="T7">Readings</text:span> <text:span text:style-name="T7">at check point</text:span> <text:s/><text:span text:style-name="T46"></text:span><text:span text:style-name="T52">0</text:span><text:span text:style-name="T49">i</text:span>, <text:span text:style-name="T8">s</text:span><text:span text:style-name="T34">1</text:span><text:span text:style-name="T8">cm</text:span><text:span text:style-name="T34">-2 </text:span><text:span text:style-name="T65">,</text:span> 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7">Average readings</text:span>, <text:span text:style-name="T46"></text:span><text:span text:style-name="T49">i</text:span>, <text:span text:style-name="T8">s</text:span><text:span text:style-name="T34">-1</text:span><text:span text:style-name="T8">cm</text:span><text:span text:style-name="T34">-2</text:span></text:p>
          </table:table-cell>
          <table:table-cell table:style-name="t10.B3" office:value-type="string">
            <text:p text:style-name="P23">$<text:span text:style-name="T58">10</text:span>-00</text:p>
          </table:table-cell>
          <table:table-cell table:style-name="t10.B3" office:value-type="string">
            <text:p text:style-name="P23">$<text:span text:style-name="T58">10</text:span>-01</text:p>
          </table:table-cell>
          <table:table-cell table:style-name="t10.B3" office:value-type="string">
            <text:p text:style-name="P23">$<text:span text:style-name="T58">10</text:span>-02</text:p>
          </table:table-cell>
          <table:table-cell table:style-name="t10.B3" office:value-type="string">
            <text:p text:style-name="P23">$<text:span text:style-name="T58">10</text:span>-03</text:p>
          </table:table-cell>
          <table:table-cell table:style-name="t10.F3" office:value-type="string">
            <text:p text:style-name="P23">$<text:span text:style-name="T58">10</text:span>-04</text:p>
          </table:table-cell>
        </table:table-row>
        <table:table-row>
          <table:table-cell table:style-name="t10.A3" office:value-type="string">
            <text:p text:style-name="P21"><text:span text:style-name="T7">Result of flux density measurement</text:span> <text:s/><text:span text:style-name="T7">at control point</text:span></text:p>
            <text:p text:style-name="P17"><text:span text:style-name="T46"></text:span><text:span text:style-name="T50">np</text:span><text:span text:style-name="T49">i</text:span>, <text:span text:style-name="T72">s</text:span><text:span text:style-name="T34">-1</text:span><text:span text:style-name="T65"></text:span><text:span text:style-name="T72">cm</text:span><text:span text:style-name="T34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7">Confidence limit of the intrinsic relative error</text:span> <text:span text:style-name="T82">Δ</text:span><text:span text:style-name="T10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4"><text:span text:style-name="T13">BDKN-03 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11">Dose rate at check point</text:span><text:span text:style-name="T89"> </text:span><text:span text:style-name="T87">Ḣ</text:span><text:span text:style-name="T93">oi</text:span><text:span text:style-name="T112">(10)</text:span></text:p>
          </table:table-cell>
          <table:table-cell table:style-name="t11.B2" office:value-type="string">
            <text:p text:style-name="P22">Bac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11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922</text:p>
            <text:p text:style-name="P18"><text:span text:style-name="T84">H</text:span><text:span text:style-name="T97">*</text:span><text:span text:style-name="T91">oi</text:span><text:span text:style-name="T88">(10)</text:span><text:span text:style-name="T7">=</text:span><text:span text:style-name="T58">9</text:span></text:p>
            <text:p text:style-name="P3">1-10</text:p>
          </table:table-cell>
          <table:table-cell table:style-name="t11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922</text:p>
            <text:p text:style-name="P18"><text:span text:style-name="T84">H</text:span><text:span text:style-name="T97">*</text:span><text:span text:style-name="T91">oi</text:span><text:span text:style-name="T88">(10)</text:span><text:span text:style-name="T7">=</text:span><text:span text:style-name="T58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7">R=1,0 </text:span><text:span text:style-name="T8">m</text:span></text:p>
            <text:p text:style-name="P60"><text:span text:style-name="T7">B(R)=0,</text:span>980</text:p>
            <text:p text:style-name="P60"><text:span text:style-name="T84">H</text:span><text:span text:style-name="T97">*</text:span><text:span text:style-name="T91">oi</text:span><text:span text:style-name="T88">(10)</text:span><text:span text:style-name="T7">=</text:span><text:span text:style-name="T58">330</text:span></text:p>
            <text:p text:style-name="P63">2<text:span text:style-name="T114">·</text:span>10<text:span text:style-name="T34">2</text:span>-10<text:span text:style-name="T34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7">R=0,5 </text:span><text:span text:style-name="T8">m</text:span></text:p>
            <text:p text:style-name="P60"><text:span text:style-name="T7">B(R)=0,9</text:span>95</text:p>
            <text:p text:style-name="P60"><text:span text:style-name="T84">H</text:span><text:span text:style-name="T97">*</text:span><text:span text:style-name="T91">oi</text:span><text:span text:style-name="T88">(10)</text:span><text:span text:style-name="T7">=</text:span><text:span text:style-name="T58">1460</text:span></text:p>
            <text:p text:style-name="P63">2<text:span text:style-name="T114">·</text:span>10<text:span text:style-name="T34">3</text:span>-10<text:span text:style-name="T34">4</text:span></text:p>
          </table:table-cell>
        </table:table-row>
        <table:table-row>
          <table:table-cell table:style-name="t11.A3" office:value-type="string">
            <text:p text:style-name="P26"><text:span text:style-name="T7">Readings</text:span> <text:span text:style-name="T7">at check point</text:span></text:p>
            <text:p text:style-name="P25"><text:span text:style-name="T85">H</text:span><text:span text:style-name="T98">*</text:span><text:span text:style-name="T92">i</text:span><text:span text:style-name="T90">(10) , </text:span><text:span text:style-name="T66">±δ</text:span><text:span text:style-name="T47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7">Average readings</text:span>, <text:span text:style-name="T86">H</text:span><text:span text:style-name="T98">*</text:span><text:span text:style-name="T92">i</text:span><text:span text:style-name="T90">(10) </text:span></text:p>
          </table:table-cell>
          <table:table-cell table:style-name="t11.B4" office:value-type="string">
            <text:p text:style-name="P23">$<text:span text:style-name="T58">1</text:span>1-00</text:p>
          </table:table-cell>
          <table:table-cell table:style-name="t11.B4" office:value-type="string">
            <text:p text:style-name="P23">$<text:span text:style-name="T58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8">1</text:span>1-04</text:p>
          </table:table-cell>
        </table:table-row>
        <table:table-row>
          <table:table-cell table:style-name="t11.A3" office:value-type="string">
            <text:p text:style-name="P26"><text:span text:style-name="T7">Dose rate measurement</text:span> <text:span text:style-name="T7">result</text:span> <text:span text:style-name="T7">at control point</text:span></text:p>
            <text:p text:style-name="P25"><text:span text:style-name="T85">H</text:span><text:span text:style-name="T98">*</text:span><text:span text:style-name="T94">пр</text:span><text:span text:style-name="T95">i</text:span><text:span text:style-name="T90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7">Confidence limit of the intrinsic relative error</text:span> <text:span text:style-name="T82">Δ</text:span><text:span text:style-name="T10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45"><text:span text:style-name="T7">BDKN-05 (</text:span><text:span text:style-name="T8">n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68"><text:span text:style-name="T7">Measured background flux density</text:span>, <text:span text:style-name="T7">s</text:span><text:span text:style-name="T34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68"><text:span text:style-name="T58">С</text:span><text:span text:style-name="T130">ompliance with specifications</text:span> <text:s/><text:span text:style-name="T8">n</text:span><text:span text:style-name="T53">ф,</text:span><text:span text:style-name="T77">, </text:span><text:span text:style-name="T68">cnt</text:span><text:span text:style-name="T77">./</text:span><text:span text:style-name="T68">s</text:span><text:span text:style-name="T77">, </text:span><text:span text:style-name="T68">not above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8"><text:span text:style-name="T7">Measured value, </text:span><text:span text:style-name="T8">n</text:span><text:span text:style-name="T47">ф</text:span><text:span text:style-name="T49">i</text:span></text:p>
          </table:table-cell>
          <table:covered-table-cell/>
          <table:covered-table-cell/>
          <table:table-cell table:style-name="t27.D3" table:number-columns-spanned="3" office:value-type="string">
            <text:p text:style-name="P68"><text:span text:style-name="T7">Average value,</text:span> <text:span text:style-name="T8">n</text:span><text:span text:style-name="T53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23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68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58">Radiation source <text:s/>number</text:p>
          </table:table-cell>
          <table:table-cell table:style-name="t27.B7" office:value-type="string">
            <text:p text:style-name="P51"><text:span text:style-name="T7">Distance to source</text:span>,</text:p>
            <text:p text:style-name="P52">R, сm</text:p>
          </table:table-cell>
          <table:table-cell table:style-name="t27.B7" office:value-type="string">
            <text:p text:style-name="P68"><text:span text:style-name="T7">Flux density</text:span><text:span text:style-name="T58"> </text:span><text:span text:style-name="T7">at check point </text:span><text:span text:style-name="T61"></text:span><text:span text:style-name="T56">0</text:span><text:span text:style-name="T49">i</text:span><text:span text:style-name="T58"> ,<text:line-break/></text:span><text:span text:style-name="T8">s</text:span><text:span text:style-name="T41">-1</text:span><text:span text:style-name="T58"></text:span><text:span text:style-name="T8">cm</text:span><text:span text:style-name="T41">-2</text:span></text:p>
          </table:table-cell>
          <table:table-cell table:style-name="t27.B7" office:value-type="string">
            <text:p text:style-name="P72"><text:span text:style-name="T4">C</text:span><text:span text:style-name="T5">oefficient value,</text:span></text:p>
            <text:p text:style-name="P72"><text:span text:style-name="T4">b(r</text:span><text:span text:style-name="T57">0</text:span><text:span text:style-name="T4">)</text:span></text:p>
          </table:table-cell>
          <table:table-cell table:style-name="t27.B7" office:value-type="string">
            <text:p text:style-name="P68"><text:span text:style-name="T7">C</text:span><text:span text:style-name="T130">oefficient value</text:span><text:span text:style-name="T7">,</text:span></text:p>
            <text:p text:style-name="P71">К</text:p>
          </table:table-cell>
          <table:table-cell table:style-name="t27.B7" office:value-type="string">
            <text:p text:style-name="P68"><text:span text:style-name="T7">Flux density</text:span> <text:span text:style-name="T7">at check point </text:span><text:span text:style-name="T46"></text:span><text:span text:style-name="T52">0</text:span><text:span text:style-name="T49">i</text:span> ,<text:line-break/><text:span text:style-name="T8">s</text:span><text:span text:style-name="T34">-1</text:span><text:span text:style-name="T8">cm</text:span><text:span text:style-name="T34">-2</text:span></text:p>
          </table:table-cell>
          <table:table-cell table:style-name="t27.B7" office:value-type="string">
            <text:p text:style-name="P69">Average readings</text:p>
            <text:p text:style-name="P68"><text:span text:style-name="T8">N, </text:span><text:span text:style-name="T64">с</text:span><text:span text:style-name="T44">-1</text:span></text:p>
          </table:table-cell>
          <table:table-cell table:style-name="t27.B7" office:value-type="string">
            <text:p text:style-name="P68"><text:span text:style-name="T7">DU s</text:span><text:span text:style-name="T130">ensitivity</text:span>, <text:span text:style-name="T7">S, cnt</text:span><text:span text:style-name="T63">·</text:span><text:span text:style-name="T31">cm</text:span><text:span text:style-name="T43">2</text:span><text:span text:style-name="T63">/ </text:span><text:span text:style-name="T31">neutron</text:span><text:span text:style-name="T63">.</text:span></text:p>
          </table:table-cell>
          <table:table-cell table:style-name="t27.I7" office:value-type="string">
            <text:p text:style-name="P68"><text:span text:style-name="T58">С</text:span><text:span text:style-name="T130">ompliance with </text:span><text:span text:style-name="T7">specifi-cations</text:span> <text:span text:style-name="T68">S</text:span><text:span text:style-name="T53">,</text:span><text:span text:style-name="T77">, </text:span><text:span text:style-name="T68">cnt</text:span><text:span text:style-name="T79">·</text:span><text:span text:style-name="T76">cm</text:span><text:span text:style-name="T42">2</text:span><text:span text:style-name="T77">, </text:span><text:span text:style-name="T68">not less than</text:span></text:p>
          </table:table-cell>
        </table:table-row>
        <table:table-row>
          <table:table-cell table:style-name="t27.A8" table:number-rows-spanned="3" office:value-type="string">
            <text:p text:style-name="P70">10</text:p>
          </table:table-cell>
          <table:table-cell table:style-name="t27.B8" table:number-rows-spanned="3" office:value-type="string">
            <text:p text:style-name="P70">100</text:p>
          </table:table-cell>
          <table:table-cell table:style-name="t27.B8" table:number-rows-spanned="3" office:value-type="string">
            <text:p text:style-name="P68">2,5 – 500</text:p>
          </table:table-cell>
          <table:table-cell table:style-name="t27.B8" table:number-rows-spanned="3" office:value-type="string">
            <text:p text:style-name="P70">0,866</text:p>
          </table:table-cell>
          <table:table-cell table:style-name="t27.B8" table:number-rows-spanned="3" office:value-type="string">
            <text:p text:style-name="P70">0,785</text:p>
          </table:table-cell>
          <table:table-cell table:style-name="t27.D3" office:value-type="string">
            <text:p text:style-name="P23">$27-50</text:p>
          </table:table-cell>
          <table:table-cell table:style-name="t27.B8" table:number-rows-spanned="3" office:value-type="string">
            <text:p text:style-name="P23">$27-60</text:p>
          </table:table-cell>
          <table:table-cell table:style-name="t27.B8" table:number-rows-spanned="3" office:value-type="string">
            <text:p text:style-name="P23">$27-70</text:p>
          </table:table-cell>
          <table:table-cell table:style-name="t27.I8" table:number-rows-spanned="3" office:value-type="string">
            <text:p text:style-name="P68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23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F10" office:value-type="string">
            <text:p text:style-name="P23">$27-52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1"><text:span text:style-name="T13">BDPA-01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2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2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81"></text:span><text:span text:style-name="T47">1</text:span></text:p>
          </table:table-cell>
          <table:table-cell table:style-name="t12.D4" office:value-type="string">
            <text:p text:style-name="P8"><text:span text:style-name="T73"></text:span><text:span text:style-name="T47">2</text:span></text:p>
          </table:table-cell>
          <table:table-cell table:style-name="t12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1"><text:span text:style-name="T13">BDPA-02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3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3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81"></text:span><text:span text:style-name="T47">1</text:span></text:p>
          </table:table-cell>
          <table:table-cell table:style-name="t13.D4" office:value-type="string">
            <text:p text:style-name="P8"><text:span text:style-name="T73"></text:span><text:span text:style-name="T47">2</text:span></text:p>
          </table:table-cell>
          <table:table-cell table:style-name="t13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3.A5" office:value-type="string">
            <text:p text:style-name="P20">$13-<text:span text:style-name="T7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41"><text:span text:style-name="T13">BDPA-03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5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5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81"></text:span><text:span text:style-name="T47">1</text:span></text:p>
          </table:table-cell>
          <table:table-cell table:style-name="t25.D4" office:value-type="string">
            <text:p text:style-name="P8"><text:span text:style-name="T73"></text:span><text:span text:style-name="T47">2</text:span></text:p>
          </table:table-cell>
          <table:table-cell table:style-name="t25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25.A5" office:value-type="string">
            <text:p text:style-name="P20">$25-<text:span text:style-name="T7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2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4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4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81"></text:span><text:span text:style-name="T47">1</text:span></text:p>
          </table:table-cell>
          <table:table-cell table:style-name="t14.D4" office:value-type="string">
            <text:p text:style-name="P8"><text:span text:style-name="T73"></text:span><text:span text:style-name="T47">2</text:span></text:p>
          </table:table-cell>
          <table:table-cell table:style-name="t14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7">9</text:span>0</text:p>
          </table:table-cell>
          <table:table-cell table:style-name="t14.B5" office:value-type="string">
            <text:p text:style-name="P20">$14-<text:span text:style-name="T7">3</text:span>0</text:p>
          </table:table-cell>
          <table:table-cell table:style-name="t14.B5" office:value-type="string">
            <text:p text:style-name="P20">$<text:span text:style-name="T7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7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7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7">9</text:span>4</text:p>
          </table:table-cell>
          <table:table-cell table:style-name="t14.B9" office:value-type="string">
            <text:p text:style-name="P20">$14-<text:span text:style-name="T7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42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5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5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81"></text:span><text:span text:style-name="T47">1</text:span></text:p>
          </table:table-cell>
          <table:table-cell table:style-name="t15.D4" office:value-type="string">
            <text:p text:style-name="P8"><text:span text:style-name="T73"></text:span><text:span text:style-name="T47">2</text:span></text:p>
          </table:table-cell>
          <table:table-cell table:style-name="t15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7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7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42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6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6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81"></text:span><text:span text:style-name="T47">1</text:span></text:p>
          </table:table-cell>
          <table:table-cell table:style-name="t26.D4" office:value-type="string">
            <text:p text:style-name="P8"><text:span text:style-name="T73"></text:span><text:span text:style-name="T47">2</text:span></text:p>
          </table:table-cell>
          <table:table-cell table:style-name="t26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7">9</text:span>0</text:p>
          </table:table-cell>
          <table:table-cell table:style-name="t26.B5" office:value-type="string">
            <text:p text:style-name="P43">06<text:span text:style-name="T7">63</text:span></text:p>
          </table:table-cell>
          <table:table-cell table:style-name="t26.B5" office:value-type="string">
            <text:p text:style-name="P20">$<text:span text:style-name="T7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3">06<text:span text:style-name="T7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3">06<text:span text:style-name="T7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3">06<text:span text:style-name="T7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3">06<text:span text:style-name="T7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3">BDKR-0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</text:span><text:span text:style-name="T78">0.07</text:span><text:span text:style-name="T74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9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9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9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</text:span><text:span text:style-name="T80">0.07</text:span><text:span text:style-name="T74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7">Average value</text:span>, <text:span text:style-name="T8">H</text:span><text:span text:style-name="T49">i</text:span><text:span text:style-name="T74">(</text:span><text:span text:style-name="T80">0.07</text:span><text:span text:style-name="T74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5">H</text:span><text:span text:style-name="T47">1</text:span></text:p>
          </table:table-cell>
          <table:table-cell table:style-name="t19.D3" office:value-type="string">
            <text:p text:style-name="P8"><text:span text:style-name="T8">H</text:span><text:span text:style-name="T47">2</text:span></text:p>
          </table:table-cell>
          <table:table-cell table:style-name="t19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7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3">BDPS-02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0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0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0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81"></text:span><text:span text:style-name="T47">1</text:span></text:p>
          </table:table-cell>
          <table:table-cell table:style-name="t20.D4" office:value-type="string">
            <text:p text:style-name="P8"><text:span text:style-name="T73"></text:span><text:span text:style-name="T47">2</text:span></text:p>
          </table:table-cell>
          <table:table-cell table:style-name="t20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2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1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1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1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81"></text:span><text:span text:style-name="T47">1</text:span></text:p>
          </table:table-cell>
          <table:table-cell table:style-name="t21.D4" office:value-type="string">
            <text:p text:style-name="P8"><text:span text:style-name="T73"></text:span><text:span text:style-name="T47">2</text:span></text:p>
          </table:table-cell>
          <table:table-cell table:style-name="t21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7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3">BDPS-02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2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2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5">H</text:span><text:span text:style-name="T47">1</text:span></text:p>
          </table:table-cell>
          <table:table-cell table:style-name="t22.D3" office:value-type="string">
            <text:p text:style-name="P8"><text:span text:style-name="T8">H</text:span><text:span text:style-name="T47">2</text:span></text:p>
          </table:table-cell>
          <table:table-cell table:style-name="t22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8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.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03T11:01:54.53</dc:date>
    <meta:print-date>2019-04-03T15:18:00</meta:print-date>
    <meta:editing-cycles>157</meta:editing-cycles>
    <meta:editing-duration>PT12H45M20S</meta:editing-duration>
    <meta:generator>OpenOffice/4.1.6$Win32 OpenOffice.org_project/416m1$Build-9790</meta:generator>
    <meta:document-statistic meta:table-count="91" meta:image-count="1" meta:object-count="0" meta:page-count="10" meta:paragraph-count="1986" meta:word-count="3725" meta:character-count="20488"/>
  </office:meta>
</office:document-meta>
</file>